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04cm" svg:height="2.794cm" svg:x="1.299cm" svg:y="11.913cm">
          <text:p text:style-name="P1">StateType</text:p>
          <text:p text:style-name="P1">MeasureDataType</text:p>
          <text:p text:style-name="P1">particletype.h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604cm" svg:height="2.794cm" svg:x="1.299cm" svg:y="17.794cm">
          <text:p text:style-name="P1">Main.cpp</text:p>
          <text:p text:style-name="P1">gcc++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804cm" svg:height="3.302cm" svg:x="10.442cm" svg:y="11.659cm">
          <text:p text:style-name="P1">ParticleClass</text:p>
          <text:p text:style-name="P1">ParticleMesaureClass</text:p>
          <text:p text:style-name="P1">ParticleFilterClass</text:p>
          <text:p text:style-name="P1">particlefilter.h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601cm" svg:y1="14.707cm" svg:x2="4.601cm" svg:y2="17.794cm" draw:start-shape="id1" draw:start-glue-point="2" draw:end-shape="id2" draw:end-glue-point="0" svg:d="M4601 14707v3087" svg:viewBox="0 0 1 3088">
          <text:p/>
        </draw:connector>
        <draw:connector draw:style-name="gr2" draw:text-style-name="P1" draw:layer="layout" draw:type="line" svg:x1="7.903cm" svg:y1="13.31cm" svg:x2="10.442cm" svg:y2="13.31cm" draw:start-shape="id1" draw:start-glue-point="1" draw:end-shape="id3" draw:end-glue-point="3" svg:d="M7903 13310h2539" svg:viewBox="0 0 2540 1">
          <text:p/>
        </draw:connector>
        <draw:custom-shape draw:style-name="gr1" draw:text-style-name="P1" xml:id="id4" draw:id="id4" draw:layer="layout" svg:width="8.818cm" svg:height="3.731cm" svg:x="9.935cm" svg:y="17.326cm">
          <text:p text:style-name="P1">ParticleClass</text:p>
          <text:p text:style-name="P1">ParticleMeasureClass</text:p>
          <text:p text:style-name="P1">ParticleFIlterClass</text:p>
          <text:p text:style-name="P1">particlefilter.cu</text:p>
          <text:p text:style-name="P1">nvc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.344cm" svg:y1="14.961cm" svg:x2="14.344cm" svg:y2="17.326cm" draw:start-shape="id3" draw:start-glue-point="2" draw:end-shape="id4" draw:end-glue-point="0" svg:d="M14344 14961v2365" svg:viewBox="0 0 1 2366">
          <text:p/>
        </draw:connector>
        <draw:connector draw:style-name="gr3" draw:text-style-name="P1" draw:layer="layout" draw:type="line" svg:x1="7.903cm" svg:y1="19.191cm" svg:x2="9.935cm" svg:y2="19.191cm" draw:start-shape="id2" draw:start-glue-point="1" draw:end-shape="id4" draw:end-glue-point="3" svg:d="M7903 19191h2032" svg:viewBox="0 0 2033 1">
          <text:p/>
        </draw:connector>
        <draw:custom-shape draw:style-name="gr4" draw:text-style-name="P1" xml:id="id5" draw:id="id5" draw:layer="layout" svg:width="7.804cm" svg:height="3.302cm" svg:x="21.086cm" svg:y="11.659cm">
          <text:p text:style-name="P1">ParticleBaseClass</text:p>
          <text:p text:style-name="P1">ParticleMesaureBaseClass</text:p>
          <text:p text:style-name="P1">ParticleFilterBaseClass</text:p>
          <text:p text:style-name="P1">particlefilterbase.h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1.086cm" svg:y1="13.31cm" svg:x2="18.246cm" svg:y2="13.31cm" draw:start-shape="id5" draw:start-glue-point="3" draw:end-shape="id3" draw:end-glue-point="1" svg:d="M21086 13310h-2840" svg:viewBox="0 0 2841 1">
          <text:p/>
        </draw:connector>
        <draw:custom-shape draw:style-name="gr4" draw:text-style-name="P1" xml:id="id6" draw:id="id6" draw:layer="layout" svg:width="6.604cm" svg:height="2.794cm" svg:x="11.042cm" svg:y="6.868cm">
          <text:p text:style-name="P1">particledef.h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042cm" svg:y1="8.265cm" svg:x2="4.601cm" svg:y2="11.913cm" draw:start-shape="id6" draw:start-glue-point="3" draw:end-shape="id1" draw:end-glue-point="0" svg:d="M11042 8265h-6441v3648" svg:viewBox="0 0 6442 3649">
          <text:p/>
        </draw:connector>
        <draw:connector draw:style-name="gr2" draw:text-style-name="P1" draw:layer="layout" svg:x1="17.646cm" svg:y1="8.265cm" svg:x2="24.988cm" svg:y2="11.659cm" draw:start-shape="id6" draw:start-glue-point="1" draw:end-shape="id5" draw:end-glue-point="0" svg:d="M17646 8265h7342v3394" svg:viewBox="0 0 7343 3395">
          <text:p/>
        </draw:connector>
        <draw:custom-shape draw:style-name="gr4" draw:text-style-name="P1" xml:id="id7" draw:id="id7" draw:layer="layout" svg:width="7.804cm" svg:height="3.302cm" svg:x="31.736cm" svg:y="11.659cm">
          <text:p text:style-name="P1">RandomGenerator</text:p>
          <text:p text:style-name="P1">randomgenerator.h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7.804cm" svg:height="3.302cm" svg:x="31.736cm" svg:y="17.54cm">
          <text:p text:style-name="P1">EgoTransformClass</text:p>
          <text:p text:style-name="P1">egotransform.h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7.804cm" svg:height="3.302cm" svg:x="21.086cm" svg:y="17.54cm">
          <text:p text:style-name="P1">EgoTransformClass</text:p>
          <text:p text:style-name="P1">egotransform.cu</text:p>
          <text:p text:style-name="P1">nvc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1.736cm" svg:y1="13.31cm" svg:x2="28.89cm" svg:y2="13.31cm" draw:start-shape="id7" draw:start-glue-point="3" draw:end-shape="id5" draw:end-glue-point="1" svg:d="M31736 13310h-2846" svg:viewBox="0 0 2847 1">
          <text:p/>
        </draw:connector>
        <draw:connector draw:style-name="gr2" draw:text-style-name="P1" draw:layer="layout" draw:type="line" svg:x1="31.736cm" svg:y1="19.191cm" svg:x2="28.89cm" svg:y2="19.191cm" draw:start-shape="id8" draw:start-glue-point="3" draw:end-shape="id9" draw:end-glue-point="1" svg:d="M31736 19191h-2846" svg:viewBox="0 0 2847 1">
          <text:p/>
        </draw:connector>
        <draw:connector draw:style-name="gr3" draw:text-style-name="P1" draw:layer="layout" draw:type="line" svg:x1="18.753cm" svg:y1="19.191cm" svg:x2="21.086cm" svg:y2="19.191cm" draw:start-shape="id4" draw:start-glue-point="1" draw:end-shape="id9" draw:end-glue-point="3" svg:d="M18753 19191h2333" svg:viewBox="0 0 2334 1">
          <text:p/>
        </draw:connector>
        <draw:connector draw:style-name="gr2" draw:text-style-name="P1" draw:layer="layout" svg:x1="35.638cm" svg:y1="17.54cm" svg:x2="24.988cm" svg:y2="14.961cm" draw:start-shape="id8" draw:start-glue-point="0" draw:end-shape="id5" draw:end-glue-point="2" svg:d="M35638 17540v-1289h-10650v-1290" svg:viewBox="0 0 10651 2580">
          <text:p/>
        </draw:connector>
        <draw:connector draw:style-name="gr2" draw:text-style-name="P1" draw:layer="layout" draw:line-skew="0.603cm" svg:x1="17.646cm" svg:y1="8.265cm" svg:x2="39.54cm" svg:y2="19.191cm" draw:start-shape="id6" draw:start-glue-point="1" draw:end-shape="id8" draw:end-glue-point="1" svg:d="M17646 8265h23023v10926h-1129" svg:viewBox="0 0 23024 10927">
          <text:p/>
        </draw:connector>
        <draw:connector draw:style-name="gr2" draw:text-style-name="P1" draw:layer="layout" svg:x1="17.646cm" svg:y1="8.265cm" svg:x2="35.638cm" svg:y2="11.659cm" draw:start-shape="id6" draw:start-glue-point="1" draw:end-shape="id7" draw:end-glue-point="0" svg:d="M17646 8265h17992v3394" svg:viewBox="0 0 17993 33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MW-Alexander </meta:initial-creator>
    <meta:creation-date>2015-06-22T10:53:14.651501671</meta:creation-date>
    <dc:date>2015-06-22T11:16:34.416329560</dc:date>
    <dc:creator>HMW-Alexander </dc:creator>
    <meta:editing-duration>PT6M59S</meta:editing-duration>
    <meta:editing-cycles>1</meta:editing-cycles>
    <meta:document-statistic meta:object-count="22"/>
    <meta:generator>LibreOffice/4.2.8.2$Linux_X86_64 LibreOffice_project/420m0$Build-2</meta:generator>
  </office:meta>
</office:document-meta>
</file>